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499cm"/>
        </style:tab-stops>
      </style:paragraph-properties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9.499cm"/>
        </style:tab-stops>
      </style:paragraph-properties>
    </style:style>
    <style:style style:name="P3" style:family="paragraph" style:parent-style-name="Heading_20_2">
      <style:paragraph-properties>
        <style:tab-stops>
          <style:tab-stop style:position="9.499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9.499cm"/>
        </style:tab-stops>
      </style:paragraph-properties>
    </style:style>
    <style:style style:name="P6" style:family="paragraph" style:parent-style-name="Heading_20_3">
      <style:paragraph-properties fo:margin-top="0.494cm" fo:margin-bottom="0.247cm" style:contextual-spacing="false" fo:line-height="115%">
        <style:tab-stops>
          <style:tab-stop style:position="9.499cm"/>
        </style:tab-stops>
      </style:paragraph-properties>
    </style:style>
    <style:style style:name="P7" style:family="paragraph" style:parent-style-name="Heading_20_2">
      <style:paragraph-properties fo:margin-top="0.353cm" fo:margin-bottom="0.247cm" style:contextual-spacing="false" fo:line-height="115%">
        <style:tab-stops>
          <style:tab-stop style:position="9.499cm"/>
        </style:tab-stops>
      </style:paragraph-properties>
    </style:style>
    <style:style style:name="P8" style:family="paragraph" style:parent-style-name="Heading_20_2">
      <style:paragraph-properties fo:margin-top="0.353cm" fo:margin-bottom="0.247cm" style:contextual-spacing="false" fo:line-height="115%"/>
    </style:style>
    <style:style style:name="P9" style:family="paragraph" style:parent-style-name="Heading_20_1" style:master-page-name="Standard">
      <style:paragraph-properties fo:margin-top="0.423cm" fo:margin-bottom="0.212cm" style:contextual-spacing="false" fo:line-height="100%" fo:text-align="start" style:justify-single-word="false" style:page-number="1"/>
    </style:style>
    <style:style style:name="P10" style:family="paragraph" style:parent-style-name="Standard" style:list-style-name="WWNum9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1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2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3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  <style:text-properties officeooo:paragraph-rsid="00153792"/>
    </style:style>
    <style:style style:name="P14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5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6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7" style:family="paragraph" style:parent-style-name="Standard" style:list-style-name="WWNum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8" style:family="paragraph" style:parent-style-name="Standard" style:list-style-name="WWNum5"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19" style:family="paragraph" style:parent-style-name="Standard" style:list-style-name="WWNum5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499cm"/>
        </style:tab-stops>
      </style:paragraph-properties>
    </style:style>
    <style:style style:name="P20" style:family="paragraph" style:parent-style-name="Standard" style:list-style-name="WWNum9">
      <style:paragraph-properties fo:margin-left="1.27cm" fo:margin-right="0cm" fo:margin-top="0cm" fo:margin-bottom="0.247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1" style:family="paragraph" style:parent-style-name="Standard" style:list-style-name="WWNum10">
      <style:paragraph-properties fo:margin-left="1.27cm" fo:margin-right="0cm" fo:margin-top="0cm" fo:margin-bottom="0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2" style:family="paragraph" style:parent-style-name="Standard" style:list-style-name="WWNum10">
      <style:paragraph-properties fo:margin-left="1.27cm" fo:margin-right="0cm" fo:margin-top="0cm" fo:margin-bottom="0.247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3" style:family="paragraph" style:parent-style-name="Standard" style:list-style-name="WWNum8">
      <style:paragraph-properties fo:margin-left="1.27cm" fo:margin-right="0cm" fo:margin-top="0cm" fo:margin-bottom="0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4" style:family="paragraph" style:parent-style-name="Standard" style:list-style-name="WWNum8">
      <style:paragraph-properties fo:margin-left="1.27cm" fo:margin-right="0cm" fo:margin-top="0cm" fo:margin-bottom="0.247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5" style:family="paragraph" style:parent-style-name="Standard" style:list-style-name="WWNum3">
      <style:paragraph-properties fo:margin-left="1.27cm" fo:margin-right="0cm" fo:margin-top="0cm" fo:margin-bottom="0cm" style:contextual-spacing="false" fo:line-height="115%" fo:text-indent="-0.635cm" style:auto-text-indent="false">
        <style:tab-stops>
          <style:tab-stop style:position="9.499cm"/>
        </style:tab-stops>
      </style:paragraph-properties>
    </style:style>
    <style:style style:name="P26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indent="-0.635cm" style:auto-text-indent="false">
        <style:tab-stops>
          <style:tab-stop style:position="9.499cm"/>
        </style:tab-stops>
      </style:paragraph-properties>
      <style:text-properties fo:font-style="italic" style:font-style-asian="italic"/>
    </style:style>
    <style:style style:name="P27" style:family="paragraph" style:parent-style-name="Standard" style:list-style-name="WWNum4">
      <style:paragraph-properties fo:margin-left="1.27cm" fo:margin-right="0cm" fo:text-indent="-0.635cm" style:auto-text-indent="false">
        <style:tab-stops>
          <style:tab-stop style:position="9.499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Liberation Serif" fo:font-size="12pt" style:font-size-asian="12pt" style:font-size-complex="12pt"/>
    </style:style>
    <style:style style:name="P29" style:family="paragraph" style:parent-style-name="Standard" style:list-style-name="WWNum6">
      <style:paragraph-properties fo:margin-left="1.27cm" fo:margin-right="0cm" fo:text-indent="-0.635cm" style:auto-text-indent="false">
        <style:tab-stops>
          <style:tab-stop style:position="9.499cm"/>
        </style:tab-stops>
      </style:paragraph-properties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language="en" fo:country="US" officeooo:rsid="0010a88c"/>
    </style:style>
    <style:style style:name="T6" style:family="text">
      <style:text-properties officeooo:rsid="00145995"/>
    </style:style>
    <style:style style:name="T7" style:family="text">
      <style:text-properties officeooo:rsid="0015c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Техническое задание на разработку игры</text:p>
      <text:p text:style-name="P8"><text:bookmark text:name="_c9yzvteky2ny"/>Краткое описание</text:p>
      <text:p text:style-name="P4"><text:span text:style-name="T1">Разработать прототип </text:span>рогалика<text:span text:style-name="T1"> (</text:span>rogue-like<text:span text:style-name="T1">) в консоли. Игра полностью текстовая, с возможностью чтения пользовательского ввода. Механика игры базируется на </text:span>классической текстовой игре Rogue с элементами пошагового боя и элементами Dungeon Crawler. </text:p>
      <text:p text:style-name="P7"><text:bookmark text:name="_cjemguu6oruj"/>Характеристики</text:p>
      <text:p text:style-name="P4"><text:span text:style-name="T2">Название: </text:span>Game Prototype</text:p>
      <text:p text:style-name="P4"><text:span text:style-name="T2">Жанр</text:span>: Rogue-like, Dungeon-crawler</text:p>
      <text:p text:style-name="P4"><text:span text:style-name="T2">Платформа</text:span>: консоль <text:span text:style-name="T5">Windows</text:span></text:p>
      <text:p text:style-name="P4"><text:span text:style-name="T2">Движок</text:span>: Visual studio C#</text:p>
      <text:p text:style-name="P4"><text:span text:style-name="T2">Аналоги</text:span>: Rogue. Look, your loot (<text:a xlink:type="simple" xlink:href="https://poki.com/en/g/look-your-loot" text:style-name="ListLabel_20_91" text:visited-style-name="ListLabel_20_91"><text:span text:style-name="T3">https://poki.com/en/g/look-your-loot</text:span></text:a>). Камень-ножницы-бумага</text:p>
      <text:p text:style-name="P7"><text:bookmark text:name="_44652hwnovbo"/>Цели и задачи</text:p>
      <text:p text:style-name="P4">Цель проекта: продемонстрировать принципы ООП на примере простой игры. Должны быть реализованы основные механики, такие как бой и путешествие по подземелью. Допускается пропуск 1-2 механик, допускается наличие ошибок в проекте. Допускается разработка домашних заданий на основе проекта (см. раздел дополнительно).</text:p>
      <text:p text:style-name="P7"><text:bookmark text:name="_5equvzi86ul3"/>Игровая механика</text:p>
      <text:p text:style-name="P4"><text:span text:style-name="T1">Что должно быть реализовано в прототипе</text:span>:</text:p>
      <text:list text:style-name="WWNum9">
        <text:list-item>
          <text:p text:style-name="P10">Юниты</text:p>
        </text:list-item>
        <text:list-item>
          <text:p text:style-name="P10">Предметы</text:p>
        </text:list-item>
        <text:list-item>
          <text:p text:style-name="P10">Система подземелий</text:p>
        </text:list-item>
        <text:list-item>
          <text:p text:style-name="P10">Механика боя</text:p>
        </text:list-item>
        <text:list-item>
          <text:p text:style-name="P10">Механика сбора лута</text:p>
        </text:list-item>
        <text:list-item>
          <text:p text:style-name="P20">Система пользовательского ввода</text:p>
        </text:list-item>
      </text:list>
      <text:p text:style-name="P4">Описание каждой механики в соответствующем разделе.</text:p>
      <text:p text:style-name="P6"><text:bookmark text:name="_22l1g7dbqicu"/>Юниты</text:p>
      <text:list text:style-name="WWNum10">
        <text:list-item>
          <text:p text:style-name="P21">Виды. Игрок, вражеский NPC (гоблин)</text:p>
        </text:list-item>
        <text:list-item>
          <text:p text:style-name="P21">Характеристики Юнитов. Имя, здоровье (текущее, максимальное) и базовый урон. Значения для здоровья (макс): 30 и 18. Базовый урон: 6 и 2. </text:p>
        </text:list-item>
        <text:list-item>
          <text:p text:style-name="P21">Слоты юнитов. Оружие и броня. Реализовать в виде словаря, названия слотов - в виде перечисления (только для игрока).</text:p>
        </text:list-item>
        <text:list-item>
          <text:p text:style-name="P22">Инвентарь. Реализуется в виде списка предметов, с возможностью их сортировки и максимальным объёмом 3 предмета.</text:p>
        </text:list-item>
      </text:list>
      <text:p text:style-name="P6"><text:bookmark text:name="_daqtq4denak7"/><text:soft-page-break/>Предметы</text:p>
      <text:p text:style-name="P5">Должно быть реализовано два вида предметов: экипируемые и экономические. У экипируемых предметов должна быть характеристика прочности.</text:p>
      <text:p text:style-name="P5">Экипируемые:</text:p>
      <text:list text:style-name="WWNum8">
        <text:list-item>
          <text:p text:style-name="P23">Виды. Оружие, броня. </text:p>
        </text:list-item>
        <text:list-item>
          <text:p text:style-name="P23">Виды оружия. Меч.</text:p>
        </text:list-item>
        <text:list-item>
          <text:p text:style-name="P23">Характеристики оружия. Название. Урон, прочность (текущая, максимальная). Значения, по-умолчанию, 10 и 15.</text:p>
        </text:list-item>
        <text:list-item>
          <text:p text:style-name="P23">Виды брони. Просто броня (Armour), дополнительных видов на данном этапе не подразумевается.</text:p>
        </text:list-item>
        <text:list-item>
          <text:p text:style-name="P24">Характеристики брони. Название, защита. Защита - % от урона, который можно заблокировать. По-умолчанию, равно 5. Максимальное значение - 50.</text:p>
        </text:list-item>
      </text:list>
      <text:p text:style-name="P4">Экономические:</text:p>
      <text:list text:style-name="WWNum7">
        <text:list-item>
          <text:p text:style-name="P11">Виды. Используемые, неиспользуемые.</text:p>
        </text:list-item>
        <text:list-item>
          <text:p text:style-name="P11">Виды неиспользуемого. Золото.</text:p>
        </text:list-item>
        <text:list-item>
          <text:p text:style-name="P11">Характеристики <text:span text:style-name="T6">не</text:span>используемого: название, количество, можно ли стакать.</text:p>
        </text:list-item>
        <text:list-item>
          <text:p text:style-name="P11">Виды используемого. Зелье здоровья, точильный камень. </text:p>
        </text:list-item>
        <text:list-item>
          <text:p text:style-name="P13">Характеристики используемого. Название, стоимость, количество, можно ли стакать.. Зелье здоровья восстанавливает 7 здоровья, точильный камень - 4 единицы прочности. После использования пропадает из инвентаря!</text:p>
        </text:list-item>
        <text:list-item>
          <text:p text:style-name="P12">Если предмет стакается - увеличивается количество, если нет, он добавляется в отдельный слот. <text:span text:style-name="T7">Стакается только золото!</text:span></text:p>
        </text:list-item>
      </text:list>
      <text:p text:style-name="P6"><text:bookmark text:name="_eyxzxn5dy5z4"/>Система подземелий</text:p>
      <text:list text:style-name="WWNum3">
        <text:list-item>
          <text:p text:style-name="P25">Комнаты. В каждой комнате - лут, монстр или ничего. Разветвление - вперёд, направо или влево (0, -1 и 1). У каждой комнаты есть название.</text:p>
        </text:list-item>
        <text:list-item>
          <text:p text:style-name="P25">Игрок выбирает, куда пойти. </text:p>
        </text:list-item>
        <text:list-item>
          <text:p text:style-name="P25">Как только игрок заходит в комнату, выводится информация. Если есть лут - собирается лут, если есть враг - начинается бой.</text:p>
        </text:list-item>
        <text:list-item>
          <text:p text:style-name="P25">Одна из комнат - финальная, как только игрок туда приходит - игра заканчивается.</text:p>
        </text:list-item>
        <text:list-item>
          <text:p text:style-name="P25">Подземелье реализуется с помощью связного списка. Ссылки на следующие комнаты хранятся внутри Dictionary.</text:p>
        </text:list-item>
        <text:list-item>
          <text:p text:style-name="P26">Для демо-версии достаточно собрать подземелье из каждого вида комнат, с любым разветвлением, главное - чтобы игрок всегда смог дойти до финала (сделать структуру более линейной)</text:p>
        </text:list-item>
      </text:list>
      <text:p text:style-name="P6"><text:bookmark text:name="_b972a864jrry"/>Механика боя</text:p>
      <text:list text:style-name="WWNum1">
        <text:list-item>
          <text:p text:style-name="P14">Бой начинается автоматически, если игрок входит в комнату, и там вражеский NPC.</text:p>
        </text:list-item>
        <text:list-item>
          <text:p text:style-name="P14">Бой проходит в пошаговом режиме.</text:p>
        </text:list-item>
        <text:list-item>
          <text:p text:style-name="P14">Игрок должен ввести: камень, ножницы или бумага (или число от 1 до 3, символизирующее каждую опцию). Вывод в консоли с опциями должен быть после каждого хода.</text:p>
        </text:list-item>
        <text:list-item>
          <text:p text:style-name="P14"><text:soft-page-break/>Далее свой выбор делает NPC, и в консоли отображается результат: если игрок побил NPC, NPC получает, если игрока побил NPC - игрок получает урон. Если ничья - ничего не происходит. <text:span text:style-name="T4">Текст может быть любым, главное - чтобы игрок понимал, что произошло.</text:span></text:p>
        </text:list-item>
        <text:list-item>
          <text:p text:style-name="P14">Урон рассчитывается так: базовый урон + урон от оружия - %от урона, поглощаемый бронёй.</text:p>
        </text:list-item>
        <text:list-item>
          <text:p text:style-name="P14">В случае смерти игрока, игра заканчивается.</text:p>
        </text:list-item>
        <text:list-item>
          <text:p text:style-name="P15">В случае смерти NPC, выводится результат боя. Лут собирается автоматически с поверженного врага. Затем предлагается ввести следующую точку маршрута.</text:p>
        </text:list-item>
      </text:list>
      <text:p text:style-name="P6"><text:bookmark text:name="_yc96pxllv1pl"/>Механика сбора лута</text:p>
      <text:list text:style-name="WWNum2">
        <text:list-item>
          <text:p text:style-name="P16">В случае, если игрок вошёл в комнату, и там есть лут, он собирается автоматически.</text:p>
        </text:list-item>
        <text:list-item>
          <text:p text:style-name="P16">Если игрок убивает монстра, лут собирается автоматически.</text:p>
        </text:list-item>
        <text:list-item>
          <text:p text:style-name="P16">Если инвентарь заполнен, выводится сообщение “Инветарь заполнен” и лут не добавляется в инвентарь игрока.</text:p>
        </text:list-item>
        <text:list-item>
          <text:p text:style-name="P17">Используемые предметы используются после боя автоматически. После использования - пропадают из инвентаря.</text:p>
        </text:list-item>
      </text:list>
      <text:p text:style-name="P6"><text:bookmark text:name="_1i2gjzvpsetk"/>Система пользовательского ввода</text:p>
      <text:list text:style-name="WWNum5">
        <text:list-item>
          <text:p text:style-name="P18">Весь ввод контекстный.</text:p>
        </text:list-item>
        <text:list-item>
          <text:p text:style-name="P18">Контекстный ввод. Происходит во время боя, либо когда игрок выбирает маршрут. Игрок вводит один из предложенных вариантов. В бою - камень, ножницы, бумага. В случае маршрута - направление.</text:p>
        </text:list-item>
        <text:list-item>
          <text:p text:style-name="P19">Обязательна проверка ввода на корректность, в случае неправильного ввода - сообщение о неправильном вводе и повтор опций. <text:span text:style-name="T4">Содержание сообщения должно отражать суть ошибки, текст - на усмотрение разработчика.</text:span></text:p>
        </text:list-item>
      </text:list>
      <text:p text:style-name="P7"><text:bookmark text:name="_j9u32c8gyin2"/>Игровой флоу</text:p>
      <text:p text:style-name="P1">Для демо-версии должен быть реализован следующий флоу:</text:p>
      <text:list text:style-name="WWNum4">
        <text:list-item>
          <text:p text:style-name="P27">Вывод “Welcome, player!”</text:p>
        </text:list-item>
        <text:list-item>
          <text:p text:style-name="P27">В самой игре происходит создание подземелий с помощью фабрики.</text:p>
        </text:list-item>
        <text:list-item>
          <text:p text:style-name="P27">Вывод “Enter your name”</text:p>
        </text:list-item>
        <text:list-item>
          <text:p text:style-name="P27">Игрок вводит имя.</text:p>
        </text:list-item>
        <text:list-item>
          <text:p text:style-name="P27">Выводится “Hello &lt;имя игрока&gt;”</text:p>
        </text:list-item>
        <text:list-item>
          <text:p text:style-name="P27">Выводится “Entering the Dungeon”</text:p>
        </text:list-item>
        <text:list-item>
          <text:p text:style-name="P27">Запускается Game Loop. Должен быть реализован отдельной сущностью, инкапсулирующей игровую механику, принимающей ввод и т.д.</text:p>
        </text:list-item>
        <text:list-item>
          <text:p text:style-name="P27">Выводится “Entered room &lt;название комнаты&gt;”.</text:p>
        </text:list-item>
        <text:list-item>
          <text:p text:style-name="P27">Первая комната пустая!</text:p>
        </text:list-item>
        <text:list-item>
          <text:p text:style-name="P27">Выводится выбор доступного маршрута, далее ожидается пользовательский ввод.</text:p>
        </text:list-item>
        <text:list-item>
          <text:p text:style-name="P27">Последующий флоу - в соответствии с описанной механикой.</text:p>
        </text:list-item>
        <text:list-item>
          <text:p text:style-name="P27">Когда игрок доходит до финала (заходит в последнюю комнату), выводится “Congratulations &lt;имя игрока&gt;” и результат игрока (выводится информация об игроке)</text:p>
        </text:list-item>
      </text:list>
      <text:p text:style-name="P2"/>
      <text:p text:style-name="P3"><text:bookmark text:name="_zgzspnkrahoo"/><text:soft-page-break/>Дополнительно</text:p>
      <text:p text:style-name="P28">Часть указанных ниже механик может быть реализована студентами в качестве самостоятельной работы, либо домашних заданий (в случае, если существующих заданий окажется недостаточно):</text:p>
      <text:list text:style-name="WWNum6">
        <text:list-item>
          <text:p text:style-name="P29">Сделать так, чтобы оружие после каждого удара теряло один пункт прочности. Реализовать использование точильного камня.</text:p>
        </text:list-item>
        <text:list-item>
          <text:p text:style-name="P29">Сделать так, чтобы броня после каждого получения урона теряло один пункт прочности. Реализовать использование точильного камня.</text:p>
        </text:list-item>
        <text:list-item>
          <text:p text:style-name="P29">Реализовать события в случае смерти игрока (11 урок). </text:p>
        </text:list-item>
        <text:list-item>
          <text:p text:style-name="P29">Реализовать минимальное/максимальное значение урона для оружия. Итоговый урон, который может нанести персонаж: базовый урон + Random(min,max).</text:p>
        </text:list-item>
        <text:list-item>
          <text:p text:style-name="P29">Реализовать класс для парсинга пользовательского ввода. Сделать возможность вызова команд в любой момент: -команда &lt;флаг&gt;. Команды: -info (вывод информации об игроке), -inventory &lt;индекс слота&gt;, -go &lt;маршрут&gt;, -quit (выход из игры).</text:p>
        </text:list-item>
        <text:list-item>
          <text:p text:style-name="P29">Сделать механику выбхода из боя. В этом случае, выбрасывается число от 0 до 20. В случае, если выпало число 0 или число, кратное 3, игрок избегает боя и может выбрать следующую точку маршрута. В случае неудачи, игрок получает 2 единицы урона.</text:p>
        </text:list-item>
        <text:list-item>
          <text:p text:style-name="P29">Реализовать новые виды брони / оружия. Сделать возможность замены существующей экипировки.</text:p>
        </text:list-item>
        <text:list-item>
          <text:p text:style-name="P29">В игре реализованы фабрика и строитель в виде статических классов. Реализовать абстракции, сделать по две реализации для каждого класса, позволяющие создавать разных юнитов и разные подземелья. Реализация зависит от уровня сложности (easy, medium, hard). Уровень сложности задаётся в начале (через enum) игроком. Реализация юнитов и подземелий на усмотрение студентов.</text:p>
        </text:list-item>
        <text:list-item>
          <text:p text:style-name="P29">Сделать лут в подземелье в виде Hashset, реализовать несколько предметов. Переопределить GetHashCode() и Equals() для предметов.</text:p>
        </text:list-item>
        <text:list-item>
          <text:p text:style-name="P29">Исправить найденные ошибки, провести “чистку” кода в соответствии с нотацией (12 урок).</text:p>
        </text:list-item>
        <text:list-item>
          <text:p text:style-name="P29">Выделить часть механик в интерфейсы (12 урок).</text:p>
        </text:list-item>
        <text:list-item>
          <text:p text:style-name="P29">ДОПОЛНИТЕЛЬНОЕ АРХИСЛОЖНОЕ ЗАДАНИЕ. С помощью алгоритмов из теории графов сделать проверку подземелий на корректность - наличие маршрута от начальной до конечной точки. Проверка подземелий на наличие цикл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3-08-24T22:53:52.508000000</dc:date>
    <meta:editing-duration>PT1H52M37S</meta:editing-duration>
    <meta:editing-cycles>8</meta:editing-cycles>
    <meta:document-statistic meta:table-count="0" meta:image-count="0" meta:object-count="0" meta:page-count="4" meta:paragraph-count="92" meta:word-count="1083" meta:character-count="7693" meta:non-whitespace-character-count="6761"/>
  </office:meta>
</office:document-meta>
</file>